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7"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68"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69" style:family="paragraph" style:parent-style-name="Standard">
      <style:text-properties officeooo:paragraph-rsid="002b79ef"/>
    </style:style>
    <style:style style:name="P70" style:family="paragraph" style:parent-style-name="Standard">
      <style:text-properties officeooo:paragraph-rsid="0049552b"/>
    </style:style>
    <style:style style:name="P71" style:family="paragraph" style:parent-style-name="Standard">
      <style:text-properties officeooo:paragraph-rsid="004b0222"/>
    </style:style>
    <style:style style:name="P72" style:family="paragraph" style:parent-style-name="Standard">
      <style:text-properties officeooo:rsid="004c019b" officeooo:paragraph-rsid="004c019b"/>
    </style:style>
    <style:style style:name="P73" style:family="paragraph" style:parent-style-name="Standard">
      <style:text-properties officeooo:rsid="004ce80a" officeooo:paragraph-rsid="004ce80a"/>
    </style:style>
    <style:style style:name="P74" style:family="paragraph" style:parent-style-name="Standard">
      <style:text-properties officeooo:paragraph-rsid="004ce80a"/>
    </style:style>
    <style:style style:name="P75" style:family="paragraph" style:parent-style-name="Standard">
      <style:text-properties officeooo:rsid="004e2623" officeooo:paragraph-rsid="004e2623"/>
    </style:style>
    <style:style style:name="P76" style:family="paragraph" style:parent-style-name="Standard">
      <style:text-properties officeooo:rsid="00507965" officeooo:paragraph-rsid="00507965"/>
    </style:style>
    <style:style style:name="P77" style:family="paragraph" style:parent-style-name="Standard">
      <style:text-properties officeooo:rsid="0053e51a" officeooo:paragraph-rsid="00546d96"/>
    </style:style>
    <style:style style:name="P78" style:family="paragraph" style:parent-style-name="Standard">
      <style:text-properties officeooo:rsid="0056185e" officeooo:paragraph-rsid="0056185e"/>
    </style:style>
    <style:style style:name="P79" style:family="paragraph" style:parent-style-name="Standard">
      <style:text-properties officeooo:rsid="005b63f9" officeooo:paragraph-rsid="005b63f9"/>
    </style:style>
    <style:style style:name="P80" style:family="paragraph" style:parent-style-name="Standard">
      <style:text-properties officeooo:rsid="006ba9aa" officeooo:paragraph-rsid="006ba9aa"/>
    </style:style>
    <style:style style:name="P81"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2"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3" style:family="paragraph" style:parent-style-name="Standard">
      <style:text-properties officeooo:paragraph-rsid="0074abb4"/>
    </style:style>
    <style:style style:name="P84" style:family="paragraph" style:parent-style-name="Standard">
      <style:text-properties officeooo:paragraph-rsid="005ee02f"/>
    </style:style>
    <style:style style:name="P85" style:family="paragraph" style:parent-style-name="Standard">
      <style:text-properties officeooo:paragraph-rsid="005d3794"/>
    </style:style>
    <style:style style:name="P86" style:family="paragraph" style:parent-style-name="Standard">
      <style:text-properties officeooo:paragraph-rsid="0064e9dc"/>
    </style:style>
    <style:style style:name="P87" style:family="paragraph" style:parent-style-name="Standard">
      <style:text-properties officeooo:paragraph-rsid="00742613"/>
    </style:style>
    <style:style style:name="P88" style:family="paragraph" style:parent-style-name="Standard">
      <style:text-properties officeooo:rsid="00ae38ca" officeooo:paragraph-rsid="00ae38ca"/>
    </style:style>
    <style:style style:name="P89" style:family="paragraph" style:parent-style-name="Standard">
      <style:text-properties officeooo:rsid="0074027a" officeooo:paragraph-rsid="0074027a"/>
    </style:style>
    <style:style style:name="P90" style:family="paragraph" style:parent-style-name="Standard">
      <style:text-properties officeooo:paragraph-rsid="0061dc41"/>
    </style:style>
    <style:style style:name="P91" style:family="paragraph" style:parent-style-name="Standard">
      <style:text-properties officeooo:rsid="0054f08c" officeooo:paragraph-rsid="0054f08c"/>
    </style:style>
    <style:style style:name="P92" style:family="paragraph" style:parent-style-name="Standard">
      <style:text-properties officeooo:paragraph-rsid="0047cd17"/>
    </style:style>
    <style:style style:name="P93" style:family="paragraph" style:parent-style-name="Standard">
      <style:text-properties officeooo:rsid="00c2a1ef" officeooo:paragraph-rsid="00c2a1ef"/>
    </style:style>
    <style:style style:name="P94" style:family="paragraph" style:parent-style-name="Standard">
      <style:text-properties officeooo:paragraph-rsid="00e36a3b"/>
    </style:style>
    <style:style style:name="P95" style:family="paragraph" style:parent-style-name="Standard">
      <style:text-properties officeooo:paragraph-rsid="00e9f6b2"/>
    </style:style>
    <style:style style:name="P96" style:family="paragraph" style:parent-style-name="Standard">
      <style:text-properties officeooo:paragraph-rsid="00edb013"/>
    </style:style>
    <style:style style:name="P97" style:family="paragraph" style:parent-style-name="Standard">
      <style:text-properties officeooo:paragraph-rsid="006958c2"/>
    </style:style>
    <style:style style:name="P98" style:family="paragraph" style:parent-style-name="Standard">
      <style:text-properties officeooo:rsid="010763d6" officeooo:paragraph-rsid="010763d6"/>
    </style:style>
    <style:style style:name="P99" style:family="paragraph" style:parent-style-name="Standard">
      <style:text-properties officeooo:paragraph-rsid="007cd0c4"/>
    </style:style>
    <style:style style:name="P100" style:family="paragraph" style:parent-style-name="Standard">
      <style:text-properties officeooo:paragraph-rsid="007e1b17"/>
    </style:style>
    <style:style style:name="P101" style:family="paragraph" style:parent-style-name="Standard">
      <style:paragraph-properties fo:break-before="page"/>
      <style:text-properties officeooo:rsid="009a9b16" officeooo:paragraph-rsid="009a9b16"/>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Heading_20_2">
      <style:paragraph-properties fo:break-before="page"/>
      <style:text-properties fo:color="#729fcf" loext:opacity="100%"/>
    </style:style>
    <style:style style:name="P104"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officeooo:paragraph-rsid="0049552b"/>
    </style:style>
    <style:style style:name="P118" style:family="paragraph" style:parent-style-name="Heading_20_2">
      <style:paragraph-properties fo:break-before="page"/>
      <style:text-properties officeooo:paragraph-rsid="007cd0c4"/>
    </style:style>
    <style:style style:name="P119"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0"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1"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2">
      <style:text-properties officeooo:rsid="004ce80a" officeooo:paragraph-rsid="004ce80a"/>
    </style:style>
    <style:style style:name="P172" style:family="paragraph" style:parent-style-name="Standard" style:list-style-name="L2">
      <style:text-properties officeooo:rsid="004ce80a" officeooo:paragraph-rsid="00fa68e4"/>
    </style:style>
    <style:style style:name="P173" style:family="paragraph" style:parent-style-name="Standard" style:list-style-name="L2">
      <style:text-properties officeooo:rsid="00adbf1e" officeooo:paragraph-rsid="00fa68e4"/>
    </style:style>
    <style:style style:name="P174" style:family="paragraph" style:parent-style-name="Standard" style:list-style-name="L2">
      <style:text-properties officeooo:rsid="00f86871" officeooo:paragraph-rsid="00f86871"/>
    </style:style>
    <style:style style:name="P175" style:family="paragraph" style:parent-style-name="Standard" style:list-style-name="L2">
      <style:text-properties officeooo:rsid="0078a63e" officeooo:paragraph-rsid="0078a63e"/>
    </style:style>
    <style:style style:name="P176" style:family="paragraph" style:parent-style-name="Standard" style:list-style-name="L3">
      <style:text-properties officeooo:rsid="0056185e" officeooo:paragraph-rsid="0056185e"/>
    </style:style>
    <style:style style:name="P177" style:family="paragraph" style:parent-style-name="Standard" style:list-style-name="L4">
      <style:text-properties officeooo:rsid="00731b80" officeooo:paragraph-rsid="00731b80"/>
    </style:style>
    <style:style style:name="P178" style:family="paragraph" style:parent-style-name="Standard" style:list-style-name="L4">
      <style:text-properties officeooo:rsid="00ae38ca" officeooo:paragraph-rsid="00ae38ca"/>
    </style:style>
    <style:style style:name="P179" style:family="paragraph" style:parent-style-name="Standard" style:list-style-name="L5">
      <style:text-properties officeooo:rsid="00ae38ca" officeooo:paragraph-rsid="00ae38ca"/>
    </style:style>
    <style:style style:name="P180" style:family="paragraph" style:parent-style-name="Standard" style:list-style-name="L4">
      <style:text-properties officeooo:rsid="01056a16" officeooo:paragraph-rsid="01056a16"/>
    </style:style>
    <style:style style:name="P181" style:family="paragraph" style:parent-style-name="Standard" style:list-style-name="L7">
      <style:text-properties officeooo:paragraph-rsid="00515e87"/>
    </style:style>
    <style:style style:name="P182" style:family="paragraph" style:parent-style-name="Standard" style:list-style-name="L7">
      <style:text-properties officeooo:rsid="00507965" officeooo:paragraph-rsid="00515e87"/>
    </style:style>
    <style:style style:name="P183" style:family="paragraph" style:parent-style-name="Standard" style:list-style-name="L8">
      <style:text-properties officeooo:rsid="0082b4bd" officeooo:paragraph-rsid="0082b4bd"/>
    </style:style>
    <style:style style:name="P184" style:family="paragraph" style:parent-style-name="Standard" style:list-style-name="L12">
      <style:text-properties officeooo:paragraph-rsid="0075cab7"/>
    </style:style>
    <style:style style:name="P185" style:family="paragraph" style:parent-style-name="Standard" style:list-style-name="L12">
      <style:text-properties officeooo:rsid="00eb7bbc" officeooo:paragraph-rsid="00eb7bbc"/>
    </style:style>
    <style:style style:name="P186" style:family="paragraph" style:parent-style-name="Standard" style:list-style-name="L15">
      <style:text-properties officeooo:paragraph-rsid="008645a2"/>
    </style:style>
    <style:style style:name="P187" style:family="paragraph" style:parent-style-name="Standard" style:list-style-name="L16">
      <style:text-properties officeooo:paragraph-rsid="00e36a3b"/>
    </style:style>
    <style:style style:name="P188" style:family="paragraph" style:parent-style-name="Standard" style:list-style-name="L16">
      <style:text-properties officeooo:rsid="00e742d1" officeooo:paragraph-rsid="00e742d1"/>
    </style:style>
    <style:style style:name="P189"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5pt" fo:font-weight="bold" officeooo:rsid="002b79ef" style:font-size-asian="15pt" style:font-weight-asian="bold" style:font-size-complex="15pt" style:font-weight-complex="bold"/>
    </style:style>
    <style:style style:name="T59" style:family="text">
      <style:text-properties fo:color="#000000" loext:opacity="100%" style:font-name="Arial" fo:font-size="15pt" fo:font-weight="bold" officeooo:rsid="0047cd17" style:font-size-asian="15pt" style:font-weight-asian="bold" style:font-size-complex="15pt" style:font-weight-complex="bold"/>
    </style:style>
    <style:style style:name="T60" style:family="text">
      <style:text-properties fo:color="#000000" loext:opacity="100%" style:font-name="Arial" fo:font-size="15pt" fo:font-weight="normal" style:font-size-asian="15pt" style:font-weight-asian="normal" style:font-size-complex="15pt" style:font-weight-complex="normal"/>
    </style:style>
    <style:style style:name="T61" style:family="text">
      <style:text-properties fo:color="#000000" loext:opacity="100%" style:font-name="Arial" fo:font-size="15pt" fo:font-weight="normal" officeooo:rsid="0047cd17" style:font-size-asian="15pt" style:font-weight-asian="normal" style:font-size-complex="15pt" style:font-weight-complex="normal"/>
    </style:style>
    <style:style style:name="T62" style:family="text">
      <style:text-properties fo:color="#000000" loext:opacity="100%" style:font-name="Arial" fo:font-size="15pt" fo:font-weight="normal" officeooo:rsid="002b79ef" style:font-size-asian="15pt" style:font-weight-asian="normal" style:font-size-complex="15pt" style:font-weight-complex="normal"/>
    </style:style>
    <style:style style:name="T63" style:family="text">
      <style:text-properties fo:color="#000000" loext:opacity="100%" style:font-name="Arial" fo:font-size="15pt" fo:font-weight="normal" officeooo:rsid="00724233" style:font-size-asian="15pt" style:font-weight-asian="normal" style:font-size-complex="15pt" style:font-weight-complex="normal"/>
    </style:style>
    <style:style style:name="T64" style:family="text">
      <style:text-properties fo:color="#000000" loext:opacity="100%" style:font-name="Arial" fo:font-size="15pt" fo:font-weight="normal" officeooo:rsid="0095f87e" style:font-size-asian="15pt" style:font-weight-asian="normal" style:font-size-complex="15pt" style:font-weight-complex="normal"/>
    </style:style>
    <style:style style:name="T65" style:family="text">
      <style:text-properties fo:color="#000000" loext:opacity="100%" style:font-name="Arial" fo:font-size="15pt" fo:font-weight="normal" officeooo:rsid="0117c98d" style:font-size-asian="15pt" style:font-weight-asian="normal" style:font-size-complex="15pt" style:font-weight-complex="normal"/>
    </style:style>
    <style:style style:name="T66" style:family="text">
      <style:text-properties officeooo:rsid="0047cd17"/>
    </style:style>
    <style:style style:name="T67" style:family="text">
      <style:text-properties fo:color="#729fcf" loext:opacity="100%"/>
    </style:style>
    <style:style style:name="T68" style:family="text">
      <style:text-properties fo:color="#729fcf" loext:opacity="100%" officeooo:rsid="0047cd17"/>
    </style:style>
    <style:style style:name="T69" style:family="text">
      <style:text-properties fo:color="#729fcf" loext:opacity="100%" officeooo:rsid="0011efd2"/>
    </style:style>
    <style:style style:name="T70"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1"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2"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3"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5"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officeooo:rsid="005aa19d"/>
    </style:style>
    <style:style style:name="T78" style:family="text">
      <style:text-properties officeooo:rsid="006fe324"/>
    </style:style>
    <style:style style:name="T79" style:family="text">
      <style:text-properties officeooo:rsid="0076a258"/>
    </style:style>
    <style:style style:name="T80" style:family="text">
      <style:text-properties officeooo:rsid="007ae66a"/>
    </style:style>
    <style:style style:name="T81" style:family="text">
      <style:text-properties officeooo:rsid="008bb4fc"/>
    </style:style>
    <style:style style:name="T82"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5" style:family="text">
      <style:text-properties officeooo:rsid="00a851e4"/>
    </style:style>
    <style:style style:name="T86" style:family="text">
      <style:text-properties officeooo:rsid="00a9b408"/>
    </style:style>
    <style:style style:name="T87" style:family="text">
      <style:text-properties officeooo:rsid="00badfde"/>
    </style:style>
    <style:style style:name="T88" style:family="text">
      <style:text-properties officeooo:rsid="00bc6688"/>
    </style:style>
    <style:style style:name="T89" style:family="text">
      <style:text-properties officeooo:rsid="00bd4de0"/>
    </style:style>
    <style:style style:name="T90" style:family="text">
      <style:text-properties officeooo:rsid="00be60bf"/>
    </style:style>
    <style:style style:name="T91" style:family="text">
      <style:text-properties officeooo:rsid="00c86404"/>
    </style:style>
    <style:style style:name="T92" style:family="text">
      <style:text-properties officeooo:rsid="00c8eba5"/>
    </style:style>
    <style:style style:name="T93" style:family="text">
      <style:text-properties officeooo:rsid="00d3f207"/>
    </style:style>
    <style:style style:name="T94" style:family="text">
      <style:text-properties officeooo:rsid="00d57d36"/>
    </style:style>
    <style:style style:name="T95" style:family="text">
      <style:text-properties officeooo:rsid="00d733ce"/>
    </style:style>
    <style:style style:name="T96" style:family="text">
      <style:text-properties officeooo:rsid="00dfb58d"/>
    </style:style>
    <style:style style:name="T97" style:family="text">
      <style:text-properties officeooo:rsid="00e09bf5"/>
    </style:style>
    <style:style style:name="T98" style:family="text">
      <style:text-properties officeooo:rsid="00e36a3b"/>
    </style:style>
    <style:style style:name="T99" style:family="text">
      <style:text-properties officeooo:rsid="00e9e3fc"/>
    </style:style>
    <style:style style:name="T100" style:family="text">
      <style:text-properties officeooo:rsid="00f0417c"/>
    </style:style>
    <style:style style:name="T101" style:family="text">
      <style:text-properties officeooo:rsid="00f86871"/>
    </style:style>
    <style:style style:name="T102" style:family="text">
      <style:text-properties officeooo:rsid="01120aa0"/>
    </style:style>
    <style:style style:name="T103" style:family="text">
      <style:text-properties officeooo:rsid="0115f973"/>
    </style:style>
    <style:style style:name="T104" style:family="text">
      <style:text-properties officeooo:rsid="0116201c"/>
    </style:style>
    <style:style style:name="T105" style:family="text">
      <style:text-properties officeooo:rsid="0116bb77"/>
    </style:style>
    <style:style style:name="T106" style:family="text">
      <style:text-properties officeooo:rsid="011795bb"/>
    </style:style>
    <style:style style:name="T107" style:family="text">
      <style:text-properties officeooo:rsid="011bbe0c"/>
    </style:style>
    <style:style style:name="T108" style:family="text">
      <style:text-properties fo:font-style="italic" style:font-style-asian="italic" style:font-style-complex="italic"/>
    </style:style>
    <style:style style:name="T109" style:family="text">
      <style:text-properties officeooo:rsid="011d2a1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0">A</text:span><text:span text:style-name="T71">satru PHP -</text:span><text:span text:style-name="T68"> </text:span><text:span text:style-name="T67">D</text:span><text:span text:style-name="T69">ocumentation</text:span></text:p>
      <text:p text:style-name="P2"/>
      <text:p text:style-name="P2"/>
      <text:p text:style-name="P69"><text:span text:style-name="T58">Codename: </text:span><text:span text:style-name="T62">d</text:span><text:span text:style-name="T61">nyAsatruPHP</text:span></text:p>
      <text:p text:style-name="P69"><text:span text:style-name="T58">Author: </text:span><text:span text:style-name="T62">D</text:span><text:span text:style-name="T64">aniel Brendel</text:span><text:span text:style-name="T62"> &lt;</text:span><text:span text:style-name="T82">d</text:span><text:span text:style-name="T83">brendel1988@g</text:span><text:span text:style-name="T84">mail</text:span><text:span text:style-name="T83">.com</text:span><text:span text:style-name="T62">&gt;</text:span></text:p>
      <text:p text:style-name="P69"><text:span text:style-name="T58">Version: </text:span><text:span text:style-name="T62">1.0</text:span></text:p>
      <text:p text:style-name="P92"><text:span text:style-name="T59">License:</text:span><text:span text:style-name="T61"> T</text:span><text:span text:style-name="T63">he MIT license</text:span></text:p>
      <text:p text:style-name="P66"/>
      <text:p text:style-name="P93"><text:span text:style-name="T63">©</text:span><text:span text:style-name="T60"> 2019 – 202</text:span><text:span text:style-name="T65">2</text:span><text:span text:style-name="T60"> by Daniel Brendel</text:span></text:p>
      <text:p text:style-name="P3"/>
      <text:p text:style-name="P4"/>
      <text:p text:style-name="P68">W<text:span text:style-name="T66">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7"/>
      <text:h text:style-name="P103"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322091388" text:style-name="L1">
        <text:list-item>
          <text:p text:style-name="P119">Create a new folder where you want to have your project in</text:p>
        </text:list-item>
        <text:list-item>
          <text:p text:style-name="P119">Open your desired command terminal and switch to the directory</text:p>
        </text:list-item>
        <text:list-item>
          <text:p text:style-name="P119">Run the command: composer create-project danielbrendel/asatru-php</text:p>
        </text:list-item>
        <text:list-item>
          <text:p text:style-name="P119">Wait until composer has finished its job.</text:p>
        </text:list-item>
        <text:list-item>
          <text:p text:style-name="P119">That‘s it. You can now start developing apps with the framework.</text:p>
        </text:list-item>
        <text:list-item>
          <text:p text:style-name="P120">If everything worked fine you should see a welcome message under &lt;url&gt;/&lt;project-dir&gt;/<text:span text:style-name="T80">index</text:span></text:p>
        </text:list-item>
      </text:list>
      <text:p text:style-name="P7"/>
      <text:p text:style-name="P7"/>
      <text:p text:style-name="P7"/>
      <text:h text:style-name="P117" text:outline-level="2"><text:bookmark-start text:name="__RefHeading___Toc283_4260699229"/><text:span text:style-name="T72">C</text:span><text:span text:style-name="T73">ontroller</text:span><text:bookmark-end text:name="__RefHeading___Toc283_4260699229"/></text:h>
      <text:p text:style-name="P81"/>
      <text:p text:style-name="P70"><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71"><text:span text:style-name="T4">T</text:span><text:span text:style-name="T5">he second token is the </text:span><text:span text:style-name="T33">method and the </text:span><text:span text:style-name="T5">handler. </text:span><text:span text:style-name="T33">The method specifies the request type of which this route shall be handled, e.g. </text:span><text:span text:style-name="T57">GET, POST, PATCH, etc</text:span><text:span text:style-name="T33">.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2"><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2"><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text:span><text:span text:style-name="T57">using GET method.</text:span></text:p>
      <text:p text:style-name="P10"/>
      <text:p text:style-name="P73"><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718217827" text:style-name="L2">
        <text:list-item>
          <text:p text:style-name="P171">Asatru\View\ViewHandler: Let‘s you return a view. See section ‚Views‘ for details</text:p>
        </text:list-item>
        <text:list-item>
          <text:p text:style-name="P171">Asatru\View\PlainHandler: Let‘s you return plain text. No HTML is rendered</text:p>
        </text:list-item>
        <text:list-item>
          <text:p text:style-name="P172">Asatru\View\JsonHandler: Let‘s you return Json <text:span text:style-name="T101">content</text:span></text:p>
        </text:list-item>
        <text:list-item>
          <text:p text:style-name="P173">Asatru\View\XmlHandler: Let‘s you return XML <text:span text:style-name="T101">content</text:span></text:p>
        </text:list-item>
        <text:list-item>
          <text:p text:style-name="P174">Asatru\View\CsvHandler: Let‘s you return CSV content</text:p>
        </text:list-item>
        <text:list-item>
          <text:p text:style-name="P171">Asatru\View\RedirectHandler: Let‘s you redirect to an URL</text:p>
        </text:list-item>
        <text:list-item>
          <text:p text:style-name="P171">Asatru\View\DownloadHandler: Let the client download a file</text:p>
        </text:list-item>
        <text:list-item>
          <text:p text:style-name="P175">Asatru\View\CustomHandler: Let‘s you customize the type of output</text:p>
        </text:list-item>
      </text:list>
      <text:p text:style-name="P73"/>
      <text:p text:style-name="P78">Each controller handler method accepts a $request variable. It references a request object which can be used to query the dynamic URL parameters or the <text:span text:style-name="T103">request</text:span> data:</text:p>
      <text:list xml:id="list374101181" text:style-name="L3">
        <text:list-item>
          <text:p text:style-name="P176">Call $request→arg(&lt;name&gt;) in order to fetch an URL parameter</text:p>
        </text:list-item>
        <text:list-item>
          <text:p text:style-name="P176">Call $request→params()→query(&lt;name&gt;) fo fetch a <text:span text:style-name="T103">HTTP request data</text:span>.</text:p>
        </text:list-item>
      </text:list>
      <text:p text:style-name="P73"/>
      <text:p text:style-name="P91">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512289256" text:style-name="L4">
        <text:list-item>
          <text:p text:style-name="P177"><text:soft-page-break/>required: This item must be provided</text:p>
        </text:list-item>
        <text:list-item>
          <text:p text:style-name="P177">email: The item must contain a valid E-Mail address</text:p>
        </text:list-item>
        <text:list-item>
          <text:p text:style-name="P177">min:&lt;num&gt; The item must contain at least &lt;num&gt; characters</text:p>
        </text:list-item>
        <text:list-item>
          <text:p text:style-name="P177">max:&lt;num&gt; The item must contain not more than &lt;num&gt; characters</text:p>
        </text:list-item>
        <text:list-item>
          <text:p text:style-name="P178">datetime The item needs to be in a valid datetime format</text:p>
        </text:list-item>
        <text:list-item>
          <text:p text:style-name="P180">number The item needs to be a valid number</text:p>
        </text:list-item>
        <text:list-item>
          <text:p text:style-name="P180">regex:pattern The item must match the regex pattern</text:p>
          <text:p text:style-name="P180"/>
        </text:list-item>
      </text:list>
      <text:p text:style-name="P89">Separate a validator with the | character, e.g. „required|email“.</text:p>
      <text:p text:style-name="P89"/>
      <text:p text:style-name="P88">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506100564" text:style-name="L5">
        <text:list-item>
          <text:p text:style-name="P179">public function getIdent(): Return the name of your validator ident. This is used in the validation string identifying your validator. </text:p>
        </text:list-item>
        <text:list-item>
          <text:p text:style-name="P179">Public function verify($value, $args = null): This method is used to validate the data. It recieves the value that needs to be checked and optionally arguments that to adjust the validation</text:p>
        </text:list-item>
        <text:list-item>
          <text:p text:style-name="P179">public function getError(): Here you need to return an error string describing the failure if the validation has failed </text:p>
        </text:list-item>
      </text:list>
      <text:p text:style-name="P88"/>
      <text:p text:style-name="P88">You can create a validator comfortably using the asatru CLI command.</text:p>
      <text:p text:style-name="P88"/>
      <text:p text:style-name="P88">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88"/>
      <text:p text:style-name="P98">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104" text:outline-level="2"><text:bookmark-start text:name="__RefHeading___Toc285_4260699229"/>V<text:span text:style-name="T77">iews</text:span><text:bookmark-end text:name="__RefHeading___Toc285_4260699229"/></text:h>
      <text:p text:style-name="P11"/>
      <text:p text:style-name="P74"><text:span text:style-name="T8">When your controller method is called you will m</text:span><text:span text:style-name="T7">ost of the times want to render a view. There you can utilize the Asatru\View\ViewHandler class. You can specify three different items:</text:span></text:p>
      <text:list xml:id="list3243573618" text:style-name="L6">
        <text:list-item>
          <text:p text:style-name="P121">ViewHandler::setVars(&lt;array&gt;): Let‘s you pass variables to the view <text:span text:style-name="T91">as key-value pairs</text:span></text:p>
        </text:list-item>
        <text:list-item>
          <text:p text:style-name="P121">ViewHandler::setLayout(&lt;string&gt;): Let‘s you specify the layout file to be used</text:p>
        </text:list-item>
        <text:list-item>
          <text:p text:style-name="P121">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2">key-value paired </text:span>variables array. <text:span text:style-name="T97">There is also a helper function view() available.</text:span></text:p>
      <text:p text:style-name="P13"/>
      <text:p text:style-name="P75"><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6"><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3381537808" text:style-name="L7">
        <text:list-item>
          <text:p text:style-name="P182"><text:span text:style-name="T2">@if: </text:span><text:span text:style-name="T10">Renders</text:span><text:span text:style-name="T2"> an if statement, for instance: @if ($myvar === true)</text:span></text:p>
        </text:list-item>
        <text:list-item>
          <text:p text:style-name="P122">@elseif: Continue with an alternative if statement. For instance: @elseif ($myvar === false)</text:p>
        </text:list-item>
        <text:list-item>
          <text:p text:style-name="P122">@else: Specify an else statement</text:p>
        </text:list-item>
        <text:list-item>
          <text:p text:style-name="P122">@endif: Ends the if condition</text:p>
        </text:list-item>
        <text:list-item>
          <text:p text:style-name="P182"><text:span text:style-name="T2">@for: </text:span><text:span text:style-name="T10">Renders</text:span><text:span text:style-name="T2"> a for loop. For instance: @</text:span><text:span text:style-name="T10">for ($i = 0; $i &lt; 10; $i++)</text:span></text:p>
        </text:list-item>
        <text:list-item>
          <text:p text:style-name="P123">@endfor: Ends the for loop</text:p>
        </text:list-item>
        <text:list-item>
          <text:p text:style-name="P181"><text:span text:style-name="T10">@foreach: Renders a foreach loop. </text:span><text:span text:style-name="T11">For instance: @foreach ($tokens as $token)</text:span></text:p>
        </text:list-item>
        <text:list-item>
          <text:p text:style-name="P124">@endforeach: Ends the foreach statement</text:p>
        </text:list-item>
        <text:list-item>
          <text:p text:style-name="P124">@while: Renders a while statement. For instance: @while ($a &lt; 10)</text:p>
        </text:list-item>
        <text:list-item>
          <text:p text:style-name="P124">@endwhile: Ends a while statement</text:p>
        </text:list-item>
        <text:list-item>
          <text:p text:style-name="P125">@break: Renders a break statement</text:p>
        </text:list-item>
        <text:list-item>
          <text:p text:style-name="P125">@continue: Renders a continue statement</text:p>
        </text:list-item>
        <text:list-item>
          <text:p text:style-name="P125">@switch: Renders a switch statement. For instance @switch ($var)</text:p>
        </text:list-item>
        <text:list-item>
          <text:p text:style-name="P125">@case: Renders a case condition. For instance @case 1</text:p>
        </text:list-item>
        <text:list-item>
          <text:p text:style-name="P125">@default: Renders a default condition.</text:p>
        </text:list-item>
        <text:list-item>
          <text:p text:style-name="P125">@endswitch: Ends the switch statement</text:p>
        </text:list-item>
        <text:list-item>
          <text:p text:style-name="P125">@comment: Renders a comment. For instance @comment This is rendered as a comment</text:p>
        </text:list-item>
        <text:list-item>
          <text:p text:style-name="P125">@include<text:span text:style-name="T103">(‚file‘)</text:span>: Replaces the line with the rendered content of the specified file. For instance @include<text:span text:style-name="T103">(</text:span>„my-file.php“<text:span text:style-name="T103">)</text:span></text:p>
        </text:list-item>
        <text:list-item>
          <text:p text:style-name="P125">@isset: Checks whether an object is set</text:p>
        </text:list-item>
        <text:list-item>
          <text:p text:style-name="P125">@isnotset: Checks whether an object is not set</text:p>
        </text:list-item>
        <text:list-item>
          <text:p text:style-name="P125">@endset: Ends the block if an isset/isnotset statement</text:p>
        </text:list-item>
        <text:list-item>
          <text:p text:style-name="P126">@end: Generic block ending</text:p>
        </text:list-item>
        <text:list-item>
          <text:p text:style-name="P124">@csrf: Inserts a hidden input field with the current CSRF token used for forms</text:p>
        </text:list-item>
        <text:list-item>
          <text:p text:style-name="P127">@method(‚name‘): Inserts a hidden input field with a custom request method, useful to use request methods such as PATCH, PUT or DELETE in your forms.</text:p>
        </text:list-item>
        <text:list-item>
          <text:p text:style-name="P128"><text:soft-page-break/>{{ &lt;output&gt; }}: This will output your code into the buffer. This can be used to output variables. Internally it uses htmlspecialchars in order to prevent XSS.</text:p>
        </text:list-item>
        <text:list-item>
          <text:p text:style-name="P129">@{{ expression }}: Will leave the expression wrapped in brackets.</text:p>
        </text:list-item>
        <text:list-item>
          <text:p text:style-name="P130">{!! &lt;output&gt; !!}: This will output your code into the buffer, but without using htmlspecialchars. Useful if you want to render HTML into the document</text:p>
        </text:list-item>
      </text:list>
      <text:p text:style-name="P15"/>
      <text:p text:style-name="P58">You can also create custom template commands. Add them with the helper template_command().</text:p>
      <text:p text:style-name="P17"/>
      <text:p text:style-name="P77"><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 <text:span text:style-name="T102">when using as input (for instance for webpack) and in public/ when referencing in your code</text:span>.</text:p>
      <text:h text:style-name="P106" text:outline-level="2"><text:bookmark-start text:name="__RefHeading___Toc287_4260699229"/>Database access<text:bookmark-end text:name="__RefHeading___Toc287_4260699229"/></text:h>
      <text:p text:style-name="P79"><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5"><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4"><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3"/>
      <text:list xml:id="list1317149100" text:style-name="L8">
        <text:list-item>
          <text:p text:style-name="P183"><text:span text:style-name="T21">M</text:span><text:span text:style-name="T2">odel::where(name, comparision, value): Use a conditional and-query. Call the method for each condition</text:span></text:p>
        </text:list-item>
        <text:list-item>
          <text:p text:style-name="P131">Model::whereOr(name, comparision, value): Use a conditional or-query. Call the method for each condition</text:p>
        </text:list-item>
        <text:list-item>
          <text:p text:style-name="P131">Model::limit(count): Limit the query result</text:p>
        </text:list-item>
        <text:list-item>
          <text:p text:style-name="P131">Model::groupBy(ident): Group items by ident</text:p>
        </text:list-item>
        <text:list-item>
          <text:p text:style-name="P131">Model::orderBy(ident, type): Order items by ident. Type is either asc or desc.</text:p>
        </text:list-item>
        <text:list-item>
          <text:p text:style-name="P131">Model::first(): Get first item. <text:span text:style-name="T104">Returns a collection with accessors to the items</text:span></text:p>
        </text:list-item>
        <text:list-item>
          <text:p text:style-name="P131">Model::get(): Perform the query and get the items. <text:span text:style-name="T104">Returns a collection with collections for each retrieved item</text:span></text:p>
        </text:list-item>
        <text:list-item>
          <text:p text:style-name="P131">Model::all(): Get the entire table. <text:span text:style-name="T106">Returns a collection with collections for all items.</text:span></text:p>
        </text:list-item>
        <text:list-item>
          <text:p text:style-name="P132">Model::find(id, key): Find an entry by id. Use key parameter if you want to specify the name of the key so look for</text:p>
        </text:list-item>
        <text:list-item>
          <text:p text:style-name="P131">Model::count(): Get the amount of found items</text:p>
        </text:list-item>
        <text:list-item>
          <text:p text:style-name="P133">Model::aggregate(type, column, opt:name): Find an aggregate of the column (avg, min, max, sum, etc.)</text:p>
        </text:list-item>
        <text:list-item>
          <text:p text:style-name="P133">Model::whereBetween(column, value1, value2): Use a conditional between and-query. Call the method for each condition</text:p>
        </text:list-item>
        <text:list-item>
          <text:p text:style-name="P133"><text:soft-page-break/>Model::whereBetweenOr(column, value1, value2): Use a conditional between or-query. Call the method for each condition</text:p>
        </text:list-item>
        <text:list-item>
          <text:p text:style-name="P131">Model::update(ident, value): Add this item to the updated item list</text:p>
        </text:list-item>
        <text:list-item>
          <text:p text:style-name="P131">Model::insert(ident, value): Add this item to the inserted item list</text:p>
        </text:list-item>
        <text:list-item>
          <text:p text:style-name="P131">Model::go(): Perform either an update or insert operation</text:p>
        </text:list-item>
        <text:list-item>
          <text:p text:style-name="P131">Model::delete(): Perform a delete operation</text:p>
        </text:list-item>
        <text:list-item>
          <text:p text:style-name="P134">Model::raw(qry, args): Perform a raw database operation</text:p>
        </text:list-item>
      </text:list>
      <text:p text:style-name="P101"><text:span text:style-name="T26">T</text:span><text:span text:style-name="T2">he result of the operation depends of the its kind:</text:span></text:p>
      <text:list xml:id="list1505837875" text:style-name="L9">
        <text:list-item>
          <text:p text:style-name="P135">For fetching data it returns an instance of Asatru\Database\Collection</text:p>
          <text:list>
            <text:list-item>
              <text:p text:style-name="P135">call the count() method to get the amount of collected entries</text:p>
            </text:list-item>
            <text:list-item>
              <text:p text:style-name="P135">call the get(&lt;ident&gt;) method to get the related item. This can be an instance of the collection class, too.</text:p>
            </text:list-item>
            <text:list-item>
              <text:p text:style-name="P135">Call each(&lt;callback&gt;) in order to iterate through all collected items</text:p>
            </text:list-item>
          </text:list>
        </text:list-item>
        <text:list-item>
          <text:p text:style-name="P135">For inserting, updating and deleting it returns a boolean indicating whether the operation could be executed</text:p>
        </text:list-item>
        <text:list-item>
          <text:p text:style-name="P135">For getting the count it returns the amount of found entries</text:p>
        </text:list-item>
      </text:list>
      <text:p text:style-name="P40"/>
      <text:p text:style-name="P87"><text:span text:style-name="T26">In order t</text:span><text:span text:style-name="T27">o manage migrations you can use the following functions:</text:span></text:p>
      <text:list xml:id="list3414649176" text:style-name="L10">
        <text:list-item>
          <text:p text:style-name="P136">migrate_fresh(): Drops all tables and recreates them</text:p>
        </text:list-item>
        <text:list-item>
          <text:p text:style-name="P136">migrate_list(): Runs only newly created migration scripts</text:p>
        </text:list-item>
        <text:list-item>
          <text:p text:style-name="P136">migrate_drop(): Drops all migrations</text:p>
        </text:list-item>
      </text:list>
      <text:p text:style-name="P45"/>
      <text:p text:style-name="P40"/>
      <text:p text:style-name="P83"><text:span text:style-name="T20">The database connection is adjusted via the .env file. S</text:span><text:span text:style-name="T21">ee</text:span><text:span text:style-name="T20"> the related section for details.</text:span></text:p>
      <text:p text:style-name="P44"/>
      <text:p text:style-name="P44"/>
      <text:h text:style-name="P105" text:outline-level="2"><text:bookmark-start text:name="__RefHeading___Toc968_4279494639"/>M<text:span text:style-name="T95">odules</text:span><text:bookmark-end text:name="__RefHeading___Toc968_4279494639"/></text:h>
      <text:p text:style-name="P12"/>
      <text:p text:style-name="P12">W<text:span text:style-name="T9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07" text:outline-level="2"><text:bookmark-start text:name="__RefHeading___Toc290_4260699229"/>A<text:span text:style-name="T7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6" text:outline-level="2"><text:bookmark-start text:name="__RefHeading___Toc1370_2945935099"/>Config management<text:bookmark-end text:name="__RefHeading___Toc1370_2945935099"/></text:h>
      <text:p text:style-name="P169"/>
      <text:p text:style-name="P169">The framework <text:span text:style-name="T107">offers the possibility to query configuration data from config files </text:span><text:span text:style-name="T109">where the</text:span><text:span text:style-name="T107"> data is returned as an array.</text:span></text:p>
      <text:p text:style-name="P169"/>
      <text:p text:style-name="P170">A config file can look as follows:</text:p>
      <text:p text:style-name="P170"/>
      <text:p text:style-name="P170">return [</text:p>
      <text:p text:style-name="P170"><text:s text:c="2"/>‚var‘ =&gt; ‚value‘,</text:p>
      <text:p text:style-name="P170"><text:s text:c="2"/>‚another‘ =&gt; [</text:p>
      <text:p text:style-name="P170"><text:s text:c="5"/>//More data</text:p>
      <text:p text:style-name="P170"><text:s text:c="2"/>]</text:p>
      <text:p text:style-name="P170">];</text:p>
      <text:p text:style-name="P170"/>
      <text:p text:style-name="P170">Config files are placed in the app/config directory. You can query config data using the config() function:</text:p>
      <text:p text:style-name="P170"/>
      <text:p text:style-name="P170">$data = config(‚test‘); //Loads data from app/config/test.php</text:p>
      <text:p text:style-name="P170">//Or</text:p>
      <text:p text:style-name="P170">$data = config(‚folder/test‘); //Loads data from app/config/folder/test.php</text:p>
      <text:p text:style-name="P170"/>
      <text:h text:style-name="P107" text:outline-level="2"><text:bookmark-start text:name="__RefHeading___Toc292_4260699229"/>L<text:span text:style-name="T78">ocalization</text:span><text:bookmark-end text:name="__RefHeading___Toc292_4260699229"/></text:h>
      <text:p text:style-name="P22"/>
      <text:p text:style-name="P90"><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3"/>
      <text:p text:style-name="P86"><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7" text:outline-level="2"><text:bookmark-start text:name="__RefHeading___Toc294_4260699229"/>L<text:span text:style-name="T78">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695400981" text:style-name="L11">
        <text:list-item>
          <text:p text:style-name="P137"><text:span text:style-name="T96">ASATRU_</text:span>LOG_INFO: An information message</text:p>
        </text:list-item>
        <text:list-item>
          <text:p text:style-name="P138"><text:span text:style-name="T96">ASATRU_</text:span>LOG_DEBUG: A debug message</text:p>
        </text:list-item>
        <text:list-item>
          <text:p text:style-name="P138"><text:span text:style-name="T96">ASATRU_</text:span>LOG_WARNING: A warning message</text:p>
        </text:list-item>
        <text:list-item>
          <text:p text:style-name="P138"><text:span text:style-name="T96">ASATRU_</text:span>LOG_ERROR: An error message</text:p>
        </text:list-item>
      </text:list>
      <text:p text:style-name="P23"/>
      <text:p text:style-name="P24">In order to clean the current log buffer use clearLog(). In order to force storing the current log buffer use storeLog().</text:p>
      <text:h text:style-name="P107" text:outline-level="2"><text:bookmark-start text:name="__RefHeading___Toc296_4260699229"/>E<text:span text:style-name="T78">nvironment configuration</text:span><text:bookmark-end text:name="__RefHeading___Toc296_4260699229"/></text:h>
      <text:p text:style-name="P25"/>
      <text:p text:style-name="P97"><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1659007134" text:style-name="L12">
        <text:list-item>
          <text:p text:style-name="P139">APP_NAME: The name of your app</text:p>
        </text:list-item>
        <text:list-item>
          <text:p text:style-name="P139">APP_VERSON: The version of your app</text:p>
        </text:list-item>
        <text:list-item>
          <text:p text:style-name="P139">APP_AUTHOR: The name of the author of the app</text:p>
        </text:list-item>
        <text:list-item>
          <text:p text:style-name="P139">APP_CONTACT: Contact information of the app</text:p>
        </text:list-item>
        <text:list-item>
          <text:p text:style-name="P139">APP_DEBUG: Toggle debug mode</text:p>
        </text:list-item>
        <text:list-item>
          <text:p text:style-name="P139">APP_BASEDIR: Use this to specify the base dir on the webserver where your project is located i<text:span text:style-name="T79">n</text:span></text:p>
        </text:list-item>
        <text:list-item>
          <text:p text:style-name="P139">APP_SESSION: Toggle here whether you want to use sessions in your app</text:p>
        </text:list-item>
        <text:list-item>
          <text:p text:style-name="P140">DB_ENABLE: Set to true if you want to connect to a database</text:p>
        </text:list-item>
        <text:list-item>
          <text:p text:style-name="P139">DB_HOST: The host address for your database connection</text:p>
        </text:list-item>
        <text:list-item>
          <text:p text:style-name="P139">DB_USER: The database user name</text:p>
        </text:list-item>
        <text:list-item>
          <text:p text:style-name="P139">DB_PASSWORD: The database password</text:p>
        </text:list-item>
        <text:list-item>
          <text:p text:style-name="P139">DB_PORT: The port which shall be used for connection</text:p>
        </text:list-item>
        <text:list-item>
          <text:p text:style-name="P139">DB_DATABASE: The name of the actual database</text:p>
        </text:list-item>
        <text:list-item>
          <text:p text:style-name="P184"><text:span text:style-name="T39">DB_DRIVER: The driver to be used. Currently o</text:span><text:span text:style-name="T40">nly MySQL is supported</text:span></text:p>
        </text:list-item>
        <text:list-item>
          <text:p text:style-name="P185"><text:span text:style-name="T40">S</text:span><text:span text:style-name="T2">MTP_FROMNAME: Specify the name of the sender, e.g. your application name</text:span></text:p>
        </text:list-item>
        <text:list-item>
          <text:p text:style-name="P141">SMTP_FROMADDRESS: Specify the e-mail address which shall be used as the sender address</text:p>
        </text:list-item>
        <text:list-item>
          <text:p text:style-name="P141">SMTP_HOST: Hostname or address of the SMTP server</text:p>
        </text:list-item>
        <text:list-item>
          <text:p text:style-name="P141">SMTP_PORT: Port to connect through, e.g. 587 for TLS encrypted connection</text:p>
        </text:list-item>
        <text:list-item>
          <text:p text:style-name="P141">SMTP_USERNAME: Login name for the server</text:p>
        </text:list-item>
        <text:list-item>
          <text:p text:style-name="P141">SMTP_PASSWORD: Login password for the server</text:p>
        </text:list-item>
        <text:list-item>
          <text:p text:style-name="P141">SMTP_ENCRYPTION: Either ‚tls‘ or ‚smtps‘.</text:p>
        </text:list-item>
      </text:list>
      <text:p text:style-name="P26"/>
      <text:p text:style-name="P80"><text:span text:style-name="T2">To query an environment variable you can just use the $_ENV superglobal or use the env_get() function. </text:span><text:span text:style-name="T19">These helper function exists:</text:span></text:p>
      <text:list xml:id="list3422423173" text:style-name="L13">
        <text:list-item>
          <text:p text:style-name="P142">env_parse(&lt;file&gt;): Parse additional .env files</text:p>
        </text:list-item>
        <text:list-item>
          <text:p text:style-name="P142">env_get(&lt;ident&gt;): Query an environment variable value</text:p>
        </text:list-item>
        <text:list-item>
          <text:p text:style-name="P142">env_clear(): Clear all variables. This is normally not needed</text:p>
        </text:list-item>
        <text:list-item>
          <text:p text:style-name="P142">env_hash_error(): Check if there has been an error when parsing the env file</text:p>
        </text:list-item>
        <text:list-item>
          <text:p text:style-name="P142">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7" text:outline-level="2"><text:bookmark-start text:name="__RefHeading___Toc298_4260699229"/>H<text:span text:style-name="T78">elpers</text:span><text:bookmark-end text:name="__RefHeading___Toc298_4260699229"/></text:h>
      <text:p text:style-name="P29"/>
      <text:p text:style-name="P29">The framework provides some basic helper functions in order to ease your workflow. The following ones exist:</text:p>
      <text:list xml:id="list193298340" text:style-name="L14">
        <text:list-item>
          <text:p text:style-name="P143">base_path(<text:span text:style-name="T102">$path</text:span>): Returns the full path to your projects root directory <text:span text:style-name="T102">where additional $path can be appended</text:span></text:p>
        </text:list-item>
        <text:list-item>
          <text:p text:style-name="P143">app_path(<text:span text:style-name="T102">$path</text:span>): Returns the full path to your app directory <text:span text:style-name="T102">where additional $path can be appended</text:span></text:p>
        </text:list-item>
        <text:list-item>
          <text:p text:style-name="P143"><text:span text:style-name="T102">public</text:span>_path(<text:span text:style-name="T102">$path</text:span>): Returns the full path to your <text:span text:style-name="T102">public</text:span> directory <text:span text:style-name="T102">where additional $path can be appended</text:span></text:p>
        </text:list-item>
        <text:list-item>
          <text:p text:style-name="P143">base_url(): Returns the full URL to your projects folder</text:p>
        </text:list-item>
        <text:list-item>
          <text:p text:style-name="P144">url($<text:span text:style-name="T102">to</text:span>): Return the full URL to the given <text:span text:style-name="T102">destination or the URL root if none specified</text:span></text:p>
        </text:list-item>
        <text:list-item>
          <text:p text:style-name="P145">asset($<text:span text:style-name="T102">asset</text:span>): Return the full URL to the specified asset. <text:span text:style-name="T102">When in debug mode and the asset does not exist then the framework throws an exception.</text:span></text:p>
        </text:list-item>
        <text:list-item>
          <text:p text:style-name="P143">csrf_token(): Returns the current CSRF token of your session</text:p>
        </text:list-item>
        <text:list-item>
          <text:p text:style-name="P146">template_command(<text:span text:style-name="T9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4">must be </text:span>wrapped in brackets <text:span text:style-name="T94">like valid PHP code</text:span>). Return value is a string with the <text:span text:style-name="T93">code that the template command line shall be replaced with.</text:span></text:p>
        </text:list-item>
        <text:list-item>
          <text:p text:style-name="P147">view($layout, array $yields, $vars = array()): Short way of spawning a ViewHandler instance. <text:span text:style-name="T105">As opposed to using the ViewHandler directly you can also pass only an array with yield and render file instead of array containing an array. This is useful if you only want to render one yield.</text:span></text:p>
        </text:list-item>
        <text:list-item>
          <text:p text:style-name="P148">json(array $content): Short way of returning JSON content</text:p>
        </text:list-item>
        <text:list-item>
          <text:p text:style-name="P148">xml(array $content, $root = ‚data‘): Short way of returning XML content</text:p>
        </text:list-item>
        <text:list-item>
          <text:p text:style-name="P148">csv(array $content, array $header = null): Short way of returning CSV content</text:p>
        </text:list-item>
        <text:list-item>
          <text:p text:style-name="P149">text($content): Short way of returning plain text content</text:p>
        </text:list-item>
        <text:list-item>
          <text:p text:style-name="P150">custom($type, $content): Short way of returning custom content</text:p>
        </text:list-item>
        <text:list-item>
          <text:p text:style-name="P149">redirect($to): Short way of redirecting to an URL</text:p>
        </text:list-item>
        <text:list-item>
          <text:p text:style-name="P151">back(): Used if you have the same route with different request types and want to go from the e.g. POST route back to the GET route.</text:p>
        </text:list-item>
        <text:list-item>
          <text:p text:style-name="P149">download($resource): Short way of letting the client download a resource</text:p>
        </text:list-item>
        <text:list-item>
          <text:p text:style-name="P152">env($item, $fallback = null): Shortname function to call env_get().</text:p>
        </text:list-item>
      </text:list>
      <text:p text:style-name="P60"/>
      <text:p text:style-name="P96"><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7" text:outline-level="2"><text:bookmark-start text:name="__RefHeading___Toc300_4260699229"/>E<text:span text:style-name="T78">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1">Exceptions are also appended to the log buffer.</text:p>
      <text:h text:style-name="P118" text:outline-level="2"><text:bookmark-start text:name="__RefHeading___Toc546_1386177123"/><text:span text:style-name="T74">C</text:span><text:span text:style-name="T75">LI t</text:span><text:span text:style-name="T76">ool</text:span><text:bookmark-end text:name="__RefHeading___Toc546_1386177123"/></text:h>
      <text:p text:style-name="P31"/>
      <text:p text:style-name="P99"><text:span text:style-name="T52">A</text:span><text:span text:style-name="T53">satru PHP comes with a handy CLI t</text:span><text:span text:style-name="T54">ool</text:span><text:span text:style-name="T53"> which allows you to perform some operations.</text:span></text:p>
      <text:p text:style-name="P31"/>
      <text:p text:style-name="P42">Just open your prefered terminal and cd to the directory of your project. Then run the command „php asatru“ to get a list of commands.</text:p>
      <text:p text:style-name="P42"/>
      <text:p text:style-name="P42">The following commands exist:</text:p>
      <text:list xml:id="list2338790856" text:style-name="L15">
        <text:list-item>
          <text:p text:style-name="P153">help: Displays the help text</text:p>
        </text:list-item>
        <text:list-item>
          <text:p text:style-name="P153"><text:span text:style-name="T81">make:</text:span>model &lt;name&gt; &lt;table&gt;: Creates a model and migration file where name is the name of the model and table is the associated table of the database</text:p>
        </text:list-item>
        <text:list-item>
          <text:p text:style-name="P155">make:module &lt;name&gt;: Creates a new module that is dedicated to your business logic</text:p>
        </text:list-item>
        <text:list-item>
          <text:p text:style-name="P154"><text:span text:style-name="T81">make:</text:span>controller &lt;name&gt;: Creates a new controller</text:p>
        </text:list-item>
        <text:list-item>
          <text:p text:style-name="P154"><text:span text:style-name="T81">make:</text:span>language &lt;ident&gt;: Creates a new language folder structure with an app.php</text:p>
        </text:list-item>
        <text:list-item>
          <text:p text:style-name="P156">make:validator &lt;name&gt; &lt;ident&gt;: Creates a new validator with the given name and the associated validator ident</text:p>
        </text:list-item>
        <text:list-item>
          <text:p text:style-name="P157">make:event &lt;name&gt; &lt;initial_method&gt;: Creates a new event handler with name as class name and an initial handler method called (initial_method)</text:p>
        </text:list-item>
        <text:list-item>
          <text:p text:style-name="P158">make:auth: Creates a model and migration used for authentication</text:p>
        </text:list-item>
        <text:list-item>
          <text:p text:style-name="P159">make:cache: Creates a model and migration used for caching</text:p>
        </text:list-item>
        <text:list-item>
          <text:p text:style-name="P160">make:test &lt;name&gt;: Creates a new test case with the given name</text:p>
        </text:list-item>
        <text:list-item>
          <text:p text:style-name="P153">migrate:<text:span text:style-name="T81">fresh</text:span>: Creates a fresh migration of your database. Warning: This will erase all previously inserted data, so please be careful.</text:p>
        </text:list-item>
        <text:list-item>
          <text:p text:style-name="P161">migrate:list: This will only run the newly created migrations</text:p>
        </text:list-item>
        <text:list-item>
          <text:p text:style-name="P161">migrate:drop: This drops all migrations</text:p>
        </text:list-item>
        <text:list-item>
          <text:p text:style-name="P186"><text:span text:style-name="T25">s</text:span><text:span text:style-name="T24">erve</text:span><text:span text:style-name="T25"> &lt;port&gt;: Starts a development server. If port is not provided it uses the port 8000.</text:span></text:p>
        </text:list-item>
      </text:list>
      <text:p text:style-name="P42"/>
      <text:p text:style-name="P100"><text:span text:style-name="T55">Note that the CLI t</text:span><text:span text:style-name="T56">ool</text:span><text:span text:style-name="T55"> is only available in debug mode.</text:span></text:p>
      <text:h text:style-name="P108" text:outline-level="2"><text:bookmark-start text:name="__RefHeading___Toc753_2058331456"/>E<text:span text:style-name="T85">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6">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82"/>
      <text:h text:style-name="P109" text:outline-level="2"><text:bookmark-start text:name="__RefHeading___Toc847_4258218402"/>A<text:span text:style-name="T87">uthentication</text:span><text:bookmark-end text:name="__RefHeading___Toc847_4258218402"/></text:h>
      <text:p text:style-name="P33"/>
      <text:p text:style-name="P47">V<text:span text:style-name="T87">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4170663833" text:style-name="L16">
        <text:list-item>
          <text:p text:style-name="P162">register(username, email, password): To register a new user</text:p>
        </text:list-item>
        <text:list-item>
          <text:p text:style-name="P162">login(email): To log a user in</text:p>
        </text:list-item>
        <text:list-item>
          <text:p text:style-name="P162">logout(email): To log a user out</text:p>
        </text:list-item>
        <text:list-item>
          <text:p text:style-name="P162">isUserLoggedIn(opt:email): Check if a user is logged in by email or by session ID</text:p>
        </text:list-item>
        <text:list-item>
          <text:p text:style-name="P162">getByEmail(email): Get a user data object by email</text:p>
        </text:list-item>
        <text:list-item>
          <text:p text:style-name="P162">getBySession(): Get a user data object by session (only when logged in)</text:p>
        </text:list-item>
      </text:list>
      <text:p text:style-name="P54"/>
      <text:p text:style-name="P54"/>
      <text:h text:style-name="P110" text:outline-level="2"><text:bookmark-start text:name="__RefHeading___Toc1000_2949499612"/>C<text:span text:style-name="T98">aching</text:span><text:bookmark-end text:name="__RefHeading___Toc1000_2949499612"/></text:h>
      <text:p text:style-name="P36"/>
      <text:p text:style-name="P50">V<text:span text:style-name="T87">ia the Asatru CLI you can create a caching model and migration. Be sure to run the migration command (preferably list) after you have issued the command.</text:span></text:p>
      <text:p text:style-name="P50"/>
      <text:p text:style-name="P94"><text:span text:style-name="T42">The c</text:span><text:span text:style-name="T44">ache</text:span><text:span text:style-name="T42"> model provides you with the following methods:</text:span></text:p>
      <text:list xml:id="list125419967140304" text:continue-numbering="true" text:style-name="L16">
        <text:list-item>
          <text:p text:style-name="P187"><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88"><text:span text:style-name="T41">h</text:span><text:span text:style-name="T2">as(ident): To check if an item exists in the cache</text:span></text:p>
        </text:list-item>
        <text:list-item>
          <text:p text:style-name="P163">pull(ident): To obtain and remove an item from the cache</text:p>
        </text:list-item>
        <text:list-item>
          <text:p text:style-name="P187"><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11" text:outline-level="2"><text:bookmark-start text:name="__RefHeading___Toc849_4258218402"/>T<text:span text:style-name="T88">esting</text:span><text:bookmark-end text:name="__RefHeading___Toc849_4258218402"/></text:h>
      <text:p text:style-name="P34"/>
      <text:p text:style-name="P48">A<text:span text:style-name="T8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text:span text:style-name="T103">GET, POST, PATCH, etc</text:span>.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12" text:outline-level="2"><text:bookmark-start text:name="__RefHeading___Toc920_2909966481"/>mail() wrapper<text:bookmark-end text:name="__RefHeading___Toc920_2909966481"/></text:h>
      <text:p text:style-name="P35"/>
      <text:p text:style-name="P49">T<text:span text:style-name="T89">he framework comes with a convenience wrapper for the PHP inbuilt mail() function. It can be used to use views with templating as mail content.</text:span></text:p>
      <text:p text:style-name="P49"/>
      <text:p text:style-name="P57">The <text:span text:style-name="T90">related Asatru\Mailwrapper\Mail </text:span>class provides the following methods:</text:p>
      <text:list xml:id="list2512983282" text:style-name="L17">
        <text:list-item>
          <text:p text:style-name="P164">setRecipient(value): The E-Mail address of the recipient</text:p>
        </text:list-item>
        <text:list-item>
          <text:p text:style-name="P164">setSubject(value): The subject</text:p>
        </text:list-item>
        <text:list-item>
          <text:p text:style-name="P164">setView(layout, array yields, opt:data): Used layout and yields with optionally variables</text:p>
        </text:list-item>
        <text:list-item>
          <text:p text:style-name="P164">setAdditionalHeaders(headers): Set additional header information as string here</text:p>
        </text:list-item>
        <text:list-item>
          <text:p text:style-name="P164">setAdditionalParameters(params): Set additional parameters as string here</text:p>
        </text:list-item>
        <text:list-item>
          <text:p text:style-name="P164">send(): Actually call mail() to send the E-Mail</text:p>
        </text:list-item>
      </text:list>
      <text:p text:style-name="P57"/>
      <text:p text:style-name="P57"/>
      <text:h text:style-name="P113" text:outline-level="2"><text:bookmark-start text:name="__RefHeading___Toc1079_437835681"/>S<text:span text:style-name="T99">MTP Mailer</text:span><text:bookmark-end text:name="__RefHeading___Toc1079_437835681"/></text:h>
      <text:p text:style-name="P37"/>
      <text:p text:style-name="P51">T<text:span text:style-name="T99">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95"><text:span text:style-name="T45">The </text:span><text:span text:style-name="T46">related Asatru\S</text:span><text:span text:style-name="T47">MTPMailer\SMTPMailer</text:span><text:span text:style-name="T46"> </text:span><text:span text:style-name="T45">class provides the following methods:</text:span></text:p>
      <text:list xml:id="list125421584179896" text:continue-numbering="true" text:style-name="L17">
        <text:list-item>
          <text:p text:style-name="P165">setRecipient(value): The E-Mail address of the recipient</text:p>
        </text:list-item>
        <text:list-item>
          <text:p text:style-name="P165">setSubject(value): The subject</text:p>
        </text:list-item>
        <text:list-item>
          <text:p text:style-name="P165">setView(layout, array yields, opt:data): Used layout and yields with optionally variables</text:p>
        </text:list-item>
        <text:list-item>
          <text:p text:style-name="P189"><text:span text:style-name="T45">send(): S</text:span><text:span text:style-name="T47">end the mail using the SMTP server</text:span></text:p>
        </text:list-item>
      </text:list>
      <text:p text:style-name="P61"/>
      <text:p text:style-name="P61"/>
      <text:p text:style-name="P61"/>
      <text:h text:style-name="P115" text:outline-level="2"><text:bookmark-start text:name="__RefHeading___Toc1317_2148971442"/>Html helper<text:bookmark-end text:name="__RefHeading___Toc1317_2148971442"/></text:h>
      <text:p text:style-name="P39"/>
      <text:p text:style-name="P65">The Html helper class can be used to programmatically render HTML elements into the document. It provides the following methods:</text:p>
      <text:p text:style-name="P65"/>
      <text:list xml:id="list3917266782" text:style-name="L18">
        <text:list-item>
          <text:p text:style-name="P166">renderTag($name, array $attr): Returns a string with the Html tag where you have to provide the tag name and an optional array of attributes. Specify null for attribute value to have the attribute be rendered without a value.</text:p>
        </text:list-item>
        <text:list-item>
          <text:p text:style-name="P166">renderCloseTag($name): Returns a string containing the closed Html tag</text:p>
        </text:list-item>
      </text:list>
      <text:p text:style-name="P65"/>
      <text:p text:style-name="P65"/>
      <text:p text:style-name="P65"/>
      <text:h text:style-name="P115" text:outline-level="2"><text:bookmark-start text:name="__RefHeading___Toc1319_2148971442"/>Form helper<text:bookmark-end text:name="__RefHeading___Toc1319_2148971442"/></text:h>
      <text:p text:style-name="P39"/>
      <text:p text:style-name="P65">The Form helper class extends the Html helper class and provides a convenient way to render forms into the document. It provides the following methods:</text:p>
      <text:p text:style-name="P65"/>
      <text:list xml:id="list3447332342" text:style-name="L19">
        <text:list-item>
          <text:p text:style-name="P167">begin(array $attr): Begins the form. You can optionally specify attributes via the array param.</text:p>
        </text:list-item>
        <text:list-item>
          <text:p text:style-name="P167">putElement($name, array $attr): Put a form element. You can optionally specify element attributes via the array param</text:p>
        </text:list-item>
        <text:list-item>
          <text:p text:style-name="P167">closeElement($name): Close the current form element</text:p>
        </text:list-item>
        <text:list-item>
          <text:p text:style-name="P167">end(): Finish form rendering</text:p>
        </text:list-item>
      </text:list>
      <text:p text:style-name="P65"/>
      <text:p text:style-name="P65">Note that each method returns a string with the related content.</text:p>
      <text:h text:style-name="P114" text:outline-level="2"><text:bookmark-start text:name="__RefHeading___Toc1156_3253660900"/>n<text:span text:style-name="T100">pm/webpack</text:span><text:bookmark-end text:name="__RefHeading___Toc1156_3253660900"/></text:h>
      <text:p text:style-name="P38"/>
      <text:p text:style-name="P62">The framework supports npm and webpack to build your JavaScript and CSS files. Define your JavaScript implementations in ‚<text:span text:style-name="T102">app/resources</text:span>/js/app.js‘ (you can also create other files which can be imported into the app.js) and define your SASS rules in ‚<text:span text:style-name="T102">app/resources</text:span>/sass/app.scss‘ (you can also create other files which can be imported into the file).</text:p>
      <text:p text:style-name="P52"/>
      <text:p text:style-name="P63">Whenever you have finished something and want to build your work then run the command ‚npm run build‘. This will bundle your SASS and JavaScript code into the app.js in the ‚<text:span text:style-name="T102">public</text:span>/js/app.js‘ file. </text:p>
      <text:p text:style-name="P63"/>
      <text:p text:style-name="P64">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6-20T12:54:19.528000000</dc:date>
    <meta:editing-duration>PT8H54M46S</meta:editing-duration>
    <meta:editing-cycles>223</meta:editing-cycles>
    <meta:generator>LibreOffice/7.1.2.2$Windows_X86_64 LibreOffice_project/8a45595d069ef5570103caea1b71cc9d82b2aae4</meta:generator>
    <meta:document-statistic meta:table-count="0" meta:image-count="0" meta:object-count="0" meta:page-count="27" meta:paragraph-count="306" meta:word-count="4992" meta:character-count="30351" meta:non-whitespace-character-count="25812"/>
  </office:meta>
</office:document-meta>
</file>